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Helvetica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language-asian="none" style:country-asian="none" style:font-style-asian="normal" style:font-weight-asian="normal" style:font-name-complex="Helvetic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Helvetica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language-asian="none" style:country-asian="none" style:font-style-asian="normal" style:font-weight-asian="bold" style:font-name-complex="Helvetica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MT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8pt" style:language-asian="none" style:country-asian="none" style:font-style-asian="normal" style:font-weight-asian="normal" style:font-name-complex="ArialMT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T1" style:family="text">
      <style:text-properties fo:color="#000000" style:font-name="Helvetica" fo:font-size="6.5pt" style:font-name-asian="Helvetica" style:font-name-complex="Helvetica" style:font-size-asian="6.5pt" style:font-size-complex="6.5pt"/>
    </style:style>
    <style:style style:name="T2" style:family="text">
      <style:text-properties fo:color="#000000" style:font-name="Helvetica" style:font-name-asian="Helvetica" style:font-name-complex="Helvetica" fo:font-size="6pt" style:font-size-asian="6pt" style:font-size-complex="6pt"/>
    </style:style>
    <style:style style:name="T3" style:family="text">
      <style:text-properties fo:color="#000000" style:font-name="Helvetica" fo:font-size="9.5pt" style:font-name-asian="Helvetica" style:font-name-complex="Helvetica" style:font-size-asian="9.5pt" style:font-size-complex="9.5pt"/>
    </style:style>
    <style:style style:name="T4" style:family="text">
      <style:text-properties fo:color="#000000" style:font-name="Helvetica" style:font-name-asian="Helvetica" style:font-name-complex="Helvetica" fo:font-size="6.5pt" style:font-size-asian="6.5pt" style:font-size-complex="6.5pt"/>
    </style:style>
  </office:automatic-styles>
  <office:body>
    <office:spreadsheet>
      <table:calculation-settings table:automatic-find-labels="false" table:use-regular-expressions="false" table:use-wildcards="true"/>
      <table:table table:name="AP63205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nductor Selection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<text:span text:style-name="T1">𝐕</text:span><text:span text:style-name="T2">𝑶𝑼𝑻</text:span>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𝑽</text:span><text:span text:style-name="T2">𝑰𝑵</text:span>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3">𝑰</text:span><text:span text:style-name="T4">𝑳𝑶𝑨𝑫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∆𝑰</text:span><text:span text:style-name="T2">𝑳</text:span></text:p>
          </table:table-cell>
          <table:table-cell table:formula="of:=0.4*[.B4]" office:value-type="float" office:value="0.8" calcext:value-type="float">
            <text:p>0.8</text:p>
          </table:table-cell>
          <table:table-cell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5" table:formula="of:=([.B2]*([.B3]-[.B2]))/([.B3]*[.B5]*1100000) * 1000000" office:value-type="float" office:value="4.49810606060606" calcext:value-type="float">
            <text:p>4.50</text:p>
          </table:table-cell>
          <table:table-cell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3">𝑰</text:span><text:span text:style-name="T4">𝑳</text:span><text:span text:style-name="T2">𝑷𝑬𝑨𝑲</text:span></text:p>
          </table:table-cell>
          <table:table-cell table:style-name="ce1" table:formula="of:=[.B4]+([.B5]/2)" office:value-type="float" office:value="2.4" calcext:value-type="float">
            <text:p>2.4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C Current Rating</text:p>
          </table:table-cell>
          <table:table-cell table:style-name="ce1" table:formula="of:=[.B9]*1.35" office:value-type="float" office:value="3.24" calcext:value-type="float">
            <text:p>3.24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C Resistance</text:p>
          </table:table-cell>
          <table:table-cell office:value-type="string" calcext:value-type="string">
            <text:p>&lt;100mOhm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se a larger inductance for improved efficiency under light load conditions.</text:p>
          </table:table-cell>
          <table:table-cell table:number-columns-repeated="1023"/>
        </table:table-row>
      </table:table>
      <table:table table:name="MT3608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11-13T10:32:02.182833944</meta:creation-date>
    <dc:date>2025-11-13T10:45:12.953915286</dc:date>
    <meta:editing-duration>PT13M9S</meta:editing-duration>
    <meta:editing-cycles>3</meta:editing-cycles>
    <meta:generator>LibreOffice/7.2.2.2$MacOSX_X86_64 LibreOffice_project/02b2acce88a210515b4a5bb2e46cbfb63fe97d56</meta:generator>
    <meta:document-statistic meta:table-count="2" meta:cell-count="21" meta:object-count="0"/>
  </office:meta>
</office:document-meta>
</file>